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0.68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draw:auto-grow-height="true" fo:min-height="3.506cm"/>
    </style:style>
    <style:style style:name="pr2" style:family="presentation" style:parent-style-name="標準-notes">
      <style:graphic-properties draw:fill-color="#ffffff" fo:min-height="13.364cm"/>
    </style:style>
    <style:style style:name="pr3" style:family="presentation" style:parent-style-name="標準-title">
      <style:graphic-properties fo:min-height="3.506cm"/>
    </style:style>
    <style:style style:name="pr4" style:family="presentation" style:parent-style-name="標準-subtitle">
      <style:graphic-properties draw:fill-color="#ffffff" fo:min-height="12.179cm"/>
    </style:style>
    <style:style style:name="pr5" style:family="presentation" style:parent-style-name="標準-outline1">
      <style:graphic-properties fo:min-height="11.929cm"/>
    </style:style>
    <style:style style:name="co1" style:family="table-column">
      <style:table-column-properties style:column-width="6.506cm" style:use-optimal-column-width="false"/>
    </style:style>
    <style:style style:name="co2" style:family="table-column">
      <style:table-column-properties style:column-width="6.514cm" style:use-optimal-column-width="false"/>
    </style:style>
    <style:style style:name="ro1" style:family="table-row">
      <style:table-row-properties style:row-height="3.771cm"/>
    </style:style>
    <style:style style:name="ro2" style:family="table-row">
      <style:table-row-properties style:row-height="3.774cm"/>
    </style:style>
    <style:style style:name="ce1" style:family="table-cell">
      <style:graphic-properties style:repeat="repeat"/>
    </style:style>
    <style:style style:name="P1" style:family="paragraph">
      <style:text-properties fo:font-size="96pt" style:font-size-asian="96pt" style:font-size-complex="96pt"/>
    </style:style>
    <style:style style:name="P2" style:family="paragraph">
      <style:text-properties style:font-size-asian="32pt"/>
    </style:style>
    <style:style style:name="P3" style:family="paragraph">
      <style:text-properties style:font-size-asian="20pt"/>
    </style:style>
    <style:style style:name="P4" style:family="paragraph">
      <style:paragraph-properties fo:text-align="justify"/>
    </style:style>
    <style:style style:name="P5" style:family="paragraph">
      <style:paragraph-properties fo:text-align="center"/>
      <style:text-properties fo:font-style="italic" style:font-style-asian="italic" style:font-style-complex="italic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tyle="normal" style:font-style-asian="normal" style:font-style-complex="normal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style:font-size-asian="3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ff0000"/>
    </style:style>
    <style:style style:name="T8" style:family="text">
      <style:text-properties fo:color="#00ff00"/>
    </style:style>
    <style:style style:name="T9" style:family="text">
      <style:text-properties fo:color="#0000ff"/>
    </style:style>
    <style:style style:name="T10" style:family="text">
      <style:text-properties fo:color="#00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office:forms form:automatic-focus="false" form:apply-design-mode="false"/>
        <draw:frame presentation:style-name="pr1" draw:text-style-name="P1" draw:layer="layout" svg:width="25.199cm" svg:height="3.646cm" svg:x="1.4cm" svg:y="8.267cm" presentation:class="title" presentation:user-transformed="true">
          <draw:text-box>
            <text:p><text:span text:style-name="T1">in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テーマ　：　inode</text:p>
          </draw:text-box>
        </draw:frame>
        <draw:frame presentation:style-name="pr4" draw:text-style-name="P2" draw:layer="layout" svg:width="24.639cm" svg:height="12.179cm" svg:x="1.4cm" svg:y="4.914cm" presentation:class="subtitle">
          <draw:text-box>
            <text:p><text:span text:style-name="T2">大事（そう）なところだけ抜粋します</text:span></text:p>
            <text:p><text:span text:style-name="T2"/></text:p>
            <text:p><text:span text:style-name="T2"/></text:p>
            <text:p><text:span text:style-name="T2">※</text:span><text:span text:style-name="T2">　意見には個人差があります</text:span></text:p>
            <text:p><text:span text:style-name="T2"/></text:p>
            <text:p><text:span text:style-name="T2">※</text:span><text:span text:style-name="T2">　誤りが含まれている可能性もありま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3T19">
        <office:forms form:automatic-focus="false" form:apply-design-mode="false"/>
        <draw:frame presentation:style-name="pr3" draw:layer="layout" svg:width="25.199cm" svg:height="3.506cm" svg:x="1.4cm" svg:y="7.737cm" presentation:class="title" presentation:user-transformed="true">
          <draw:text-box>
            <text:p>要点的な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大事なこと</text:p>
          </draw:text-box>
        </draw:frame>
        <draw:frame presentation:style-name="pr5" draw:layer="layout" svg:width="24.639cm" svg:height="12.886cm" svg:x="1.4cm" svg:y="4.914cm" presentation:class="outline" presentation:user-transformed="true">
          <draw:text-box>
            <text:list text:style-name="L2">
              <text:list-item>
                <text:p>ブロックデバイス内で管理されている inode は<text:line-break/>ino.h の構造体<text:line-break/></text:p>
              </text:list-item>
              <text:list-item>
                <text:p>図 9.4<text:tab/>inode 領域</text:p>
                <text:list>
                  <text:list-item>
                    <text:p>ブロック番号は 0 から</text:p>
                  </text:list-item>
                  <text:list-item>
                    <text:p>inode 番号は 1 から<text:line-break/></text:p>
                  </text:list-item>
                </text:list>
              </text:list-item>
              <text:list-item>
                <text:p>図 9.9 間接参照</text:p>
                <text:list>
                  <text:list-item>
                    <text:p>でも主流になったのは V7 方式…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似た関数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/><text:tab/><text:tab/><text:tab/><text:tab/><text:tab/><text:tab/>for inode<text:tab/><text:tab/><text:tab/>for data</text:p>
              </text:list-item>
              <text:list-item>
                <text:p><text:s/></text:p>
              </text:list-item>
              <text:list-item>
                <text:p>同期<text:tab/><text:tab/><text:tab/><text:tab/><text:tab/>iupdat()<text:tab/><text:tab/><text:tab/>update()</text:p>
              </text:list-item>
              <text:list-item>
                <text:p>領域取得<text:tab/><text:tab/><text:tab/>ialloc()<text:tab/><text:tab/><text:tab/><text:tab/>alloc()</text:p>
              </text:list-item>
              <text:list-item>
                <text:p>領域解放<text:tab/><text:tab/><text:tab/>ifree()<text:tab/><text:tab/><text:tab/><text:tab/>free(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紛らわしい関数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リリース</text:p>
                <text:list>
                  <text:list-item>
                    <text:p>brelse()<text:tab/>: B_BUSY をクリアし av-list に追加</text:p>
                  </text:list-item>
                  <text:list-item>
                    <text:p>prele()<text:tab/>: inode[] の ILOCK をクリア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3T19">
        <office:forms form:automatic-focus="false" form:apply-design-mode="false"/>
        <draw:frame presentation:style-name="pr3" draw:layer="layout" svg:width="25.199cm" svg:height="3.506cm" svg:x="1.4cm" svg:y="7.737cm" presentation:class="title" presentation:user-transformed="true">
          <draw:text-box>
            <text:p>9.4.<text:tab/>inode の取得・解放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ode[]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node をメモリ上で管理している構造体配列</text:p>
              </text:list-item>
              <text:list-item>
                <text:p>要素数は 100 (NINODE)</text:p>
                <text:list>
                  <text:list-item>
                    <text:p>最近参照した 100 個が保持され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ode 構造体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_size0 と *isize1</text:p>
                <text:list>
                  <text:list-item>
                    <text:p>なんで char* ?</text:p>
                  </text:list-item>
                </text:list>
              </text:list-item>
              <text:list-item>
                <text:p>これはメモリ上の inode[] 用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get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inode[] エントリを取得する</text:p>
                <text:list>
                  <text:list-item>
                    <text:p>引数 1 : デバイス番号</text:p>
                  </text:list-item>
                  <text:list-item>
                    <text:p>引数 2 : inode 番号</text:p>
                  </text:list-item>
                </text:list>
              </text:list-item>
              <text:list-item>
                <text:p>ロックされてたらスリープして待つ</text:p>
              </text:list-item>
              <text:list-item>
                <text:p>IMOUNT なら mount[] を取得して<text:line-break/>対応デバイスルートの inode[] エントリを返す</text:p>
              </text:list-item>
              <text:list-item>
                <text:p>子関数</text:p>
                <text:list>
                  <text:list-item>
                    <text:p>bread()</text:p>
                  </text:list-item>
                  <text:list-item>
                    <text:p>brelse()</text:p>
                  </text:list-item>
                  <text:list-item>
                    <text:p>iput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put()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inode[] エントリのカウンタをデクリメントする</text:p>
              </text:list-item>
              <text:list-item>
                <text:p>子関数</text:p>
                <text:list>
                  <text:list-item>
                    <text:p>itrunc()</text:p>
                  </text:list-item>
                  <text:list-item>
                    <text:p>iupdat()</text:p>
                  </text:list-item>
                  <text:list-item>
                    <text:p>prele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updat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inode[] エントリの内容をブロックデバイスに反映</text:p>
              </text:list-item>
              <text:list-item>
                <text:p>inode の sync 的なやつ</text:p>
              </text:list-item>
              <text:list-item>
                <text:p>L12 – 14 は 263 ページに解説あり</text:p>
              </text:list-item>
              <text:list-item>
                <text:p>ldiv(), lrem()</text:p>
                <text:list>
                  <text:list-item>
                    <text:p>除算結果（整数）と余り</text:p>
                  </text:list-item>
                </text:list>
              </text:list-item>
              <text:list-item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updat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子関数</text:p>
                <text:list>
                  <text:list-item>
                    <text:p>getfs()</text:p>
                  </text:list-item>
                  <text:list-item>
                    <text:p>bread()</text:p>
                  </text:list-item>
                  <text:list-item>
                    <text:p>bwrite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3T19">
        <office:forms form:automatic-focus="false" form:apply-design-mode="false"/>
        <draw:frame presentation:style-name="pr3" draw:layer="layout" svg:width="25.199cm" svg:height="3.506cm" svg:x="1.4cm" svg:y="7.737cm" presentation:class="title" presentation:user-transformed="true">
          <draw:text-box>
            <text:p>9.5.<text:tab/>inode からストレージ領域への<text:line-break/>マッピング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マッピングの種類</text:p>
          </draw:text-box>
        </draw:frame>
        <draw:frame draw:style-name="standard" draw:layer="layout" svg:width="26.031cm" svg:height="15.086cm" svg:x="0.968cm" svg:y="4.7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3">ILARG</text:span></text:p>
              </table:table-cell>
              <table:table-cell>
                <text:p><text:span text:style-name="T3">b and i</text:span></text:p>
              </table:table-cell>
              <table:table-cell>
                <text:p><text:span text:style-name="T3">Max</text:span><text:span text:style-name="T3"><text:line-break/></text:span><text:span text:style-name="T3">file size</text:span></text:p>
              </table:table-cell>
            </table:table-row>
            <table:table-row table:style-name="ro1" table:default-cell-style-name="ce1">
              <table:table-cell>
                <text:p><text:span text:style-name="T3">直接</text:span></text:p>
              </table:table-cell>
              <table:table-cell>
                <text:p><text:span text:style-name="T3">0</text:span></text:p>
              </table:table-cell>
              <table:table-cell>
                <text:p><text:span text:style-name="T3">b &lt;= 7</text:span></text:p>
              </table:table-cell>
              <table:table-cell>
                <text:p><text:span text:style-name="T3">4KB</text:span></text:p>
              </table:table-cell>
            </table:table-row>
            <table:table-row table:style-name="ro1" table:default-cell-style-name="ce1">
              <table:table-cell>
                <text:p><text:span text:style-name="T3">間接</text:span></text:p>
              </table:table-cell>
              <table:table-cell>
                <text:p><text:span text:style-name="T3">1</text:span></text:p>
              </table:table-cell>
              <table:table-cell>
                <text:p><text:span text:style-name="T3">i = b / 256</text:span><text:span text:style-name="T3"><text:line-break/></text:span><text:span text:style-name="T3">i &lt; 7</text:span></text:p>
              </table:table-cell>
              <table:table-cell>
                <text:p><text:span text:style-name="T3">896KB</text:span></text:p>
              </table:table-cell>
            </table:table-row>
            <table:table-row table:style-name="ro2" table:default-cell-style-name="ce1">
              <table:table-cell>
                <text:p><text:span text:style-name="T3">二重間接</text:span></text:p>
              </table:table-cell>
              <table:table-cell>
                <text:p><text:span text:style-name="T3">1</text:span></text:p>
              </table:table-cell>
              <table:table-cell>
                <text:p><text:span text:style-name="T3">i = b / 256</text:span><text:span text:style-name="T3"><text:line-break/></text:span><text:span text:style-name="T3">i == 7</text:span></text:p>
              </table:table-cell>
              <table:table-cell>
                <text:p><text:span text:style-name="T3">32MB</text:span><text:span text:style-name="T3"><text:line-break/></text:span><text:span text:style-name="T4">（実質</text:span><text:span text:style-name="T4">16MB</text:span><text:span text:style-name="T4">）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map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ブロック番号の変換： 論理 → 物理</text:p>
              </text:list-item>
              <text:list-item>
                <text:p>子関数</text:p>
                <text:list>
                  <text:list-item>
                    <text:p>alloc()</text:p>
                  </text:list-item>
                  <text:list-item>
                    <text:p>bdwrite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trunc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inode[] エントリが使用しているストレージ領域の<text:line-break/>ブロック番号をフリーリストに戻す。</text:p>
              </text:list-item>
              <text:list-item>
                <text:p>子関数</text:p>
                <text:list>
                  <text:list-item>
                    <text:p>bread()</text:p>
                  </text:list-item>
                  <text:list-item>
                    <text:p>free()</text:p>
                  </text:list-item>
                  <text:list-item>
                    <text:p>brelse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3T19">
        <office:forms form:automatic-focus="false" form:apply-design-mode="false"/>
        <draw:frame presentation:style-name="pr3" draw:layer="layout" svg:width="25.199cm" svg:height="3.506cm" svg:x="1.4cm" svg:y="7.737cm" presentation:class="title" presentation:user-transformed="true">
          <draw:text-box>
            <text:p>9.6.<text:tab/>ブロックデバイスの<text:line-break/>ブロック割り当て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ode 領域の取得／解放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ialloc()</text:p>
                <text:list>
                  <text:list-item>
                    <text:p>getfs()</text:p>
                  </text:list-item>
                  <text:list-item>
                    <text:p>iget(), iput()</text:p>
                  </text:list-item>
                  <text:list-item>
                    <text:p>bread()</text:p>
                  </text:list-item>
                </text:list>
              </text:list-item>
              <text:list-item>
                <text:p>ifree()</text:p>
                <text:list>
                  <text:list-item>
                    <text:p>getfs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alloc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ストレージ領域の未使用 inode を割り当て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free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inode を解放す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ストレージ領域の取得／解放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alloc()</text:p>
                <text:list>
                  <text:list-item>
                    <text:p>badblock()</text:p>
                  </text:list-item>
                </text:list>
              </text:list-item>
              <text:list-item>
                <text:p>free()</text:p>
                <text:list>
                  <text:list-item>
                    <text:p>badblock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loc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ストレージ領域の未使用ブロックを割り当て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ee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ストレージ領域のブロックを解放す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tfs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デバイス番号に対応した filesys 構造体を取得</text:p>
              </text:list-item>
              <text:list-item>
                <text:p>子関数</text:p>
                <text:list>
                  <text:list-item>
                    <text:p>なし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dblock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ブロック番号の妥当性をチェックする</text:p>
              </text:list-item>
              <text:list-item>
                <text:p>子関数</text:p>
                <text:list>
                  <text:list-item>
                    <text:p>なし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3T19">
        <office:forms form:automatic-focus="false" form:apply-design-mode="false"/>
        <draw:frame presentation:style-name="pr3" draw:layer="layout" svg:width="25.199cm" svg:height="3.506cm" svg:x="1.4cm" svg:y="7.737cm" presentation:class="title" presentation:user-transformed="true">
          <draw:text-box>
            <text:p>9.7.<text:tab/>パス名から inode への変換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ディレクトリの内容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ファイル情報のテーブルを<text:line-break/>各ディレクトリが保持している</text:p>
                <text:list>
                  <text:list-item>
                    <text:p>上位 2 Byte<text:tab/>:<text:tab/>inode 番号</text:p>
                  </text:list-item>
                  <text:list-item>
                    <text:p>下位 14 Byte<text:tab/>: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amei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ファイルパスを検索し、該当する file or dir の<text:line-break/>inode[] エントリを取得する。</text:p>
              </text:list-item>
              <text:list-item>
                <text:p>パスの取得</text:p>
                <text:list>
                  <text:list-item>
                    <text:p>schar <text:tab/>:<text:tab/>カーネル空間</text:p>
                  </text:list-item>
                  <text:list-item>
                    <text:p>uchar<text:tab/>:<text:tab/>ユーザー空間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cess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file permission に権限があるかを確認する</text:p>
              </text:list-item>
              <text:list-item>
                <text:p>子関数</text:p>
                <text:list>
                  <text:list-item>
                    <text:p>getfs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標準" presentation:presentation-page-layout-name="AL3T19">
        <draw:frame presentation:style-name="pr3" draw:layer="layout" svg:width="25.199cm" svg:height="3.506cm" svg:x="1.4cm" svg:y="7.737cm" presentation:class="title" presentation:user-transformed="true">
          <draw:text-box>
            <text:p>9.8.<text:tab/>初期化と同期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標準" presentation:presentation-page-layout-name="AL1T1">
        <draw:frame presentation:style-name="pr3" draw:layer="layout" svg:width="25.199cm" svg:height="3.506cm" svg:x="1.4cm" svg:y="0.837cm" presentation:class="title">
          <draw:text-box>
            <text:p>iinit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/ のある disk の superblock を読み出して<text:line-break/>mount[] の最初のエントリにセットする。</text:p>
              </text:list-item>
              <text:list-item>
                <text:p>子関数</text:p>
                <text:list>
                  <text:list-item>
                    <text:p>break()</text:p>
                  </text:list-item>
                  <text:list-item>
                    <text:p>getblk()</text:p>
                  </text:list-item>
                  <text:list-item>
                    <text:p>bcopy()</text:p>
                  </text:list-item>
                  <text:list-item>
                    <text:p>brelse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標準" presentation:presentation-page-layout-name="AL1T1">
        <draw:frame presentation:style-name="pr3" draw:layer="layout" svg:width="25.199cm" svg:height="3.506cm" svg:x="1.4cm" svg:y="0.837cm" presentation:class="title">
          <draw:text-box>
            <text:p>update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データの同期を行う： メモリ &lt;-&gt; デバイス</text:p>
              </text:list-item>
              <text:list-item>
                <text:p>データの sync 的なやつ</text:p>
              </text:list-item>
              <text:list-item>
                <text:p>子関数</text:p>
                <text:list>
                  <text:list-item>
                    <text:p>bcopy()</text:p>
                  </text:list-item>
                  <text:list-item>
                    <text:p>bwrite()</text:p>
                  </text:list-item>
                  <text:list-item>
                    <text:p>iupdat()</text:p>
                  </text:list-item>
                  <text:list-item>
                    <text:p>prele()</text:p>
                  </text:list-item>
                  <text:list-item>
                    <text:p>bflush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標準" presentation:presentation-page-layout-name="AL3T19">
        <draw:frame presentation:style-name="pr3" draw:layer="layout" svg:width="25.199cm" svg:height="3.506cm" svg:x="1.4cm" svg:y="7.737cm" presentation:class="title" presentation:user-transformed="true">
          <draw:text-box>
            <text:p>第 9 章　完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標準" presentation:presentation-page-layout-name="AL1T1">
        <draw:frame presentation:style-name="pr3" draw:layer="layout" svg:width="25.199cm" svg:height="3.506cm" svg:x="1.4cm" svg:y="0.837cm" presentation:class="title">
          <draw:text-box>
            <text:p>参考文献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やる気のないはてだ</text:p>
                <text:list>
                  <text:list-item>
                    <text:p>UNIX 6th code reading - ファイルシステム概要</text:p>
                    <text:list>
                      <text:list-item>
                        <text:p><text:span text:style-name="T5"><text:a xlink:href="http://d.hatena.ne.jp/takahirox/20110815/1313398103" xlink:type="simple">http://d.hatena.ne.jp/takahirox/20110815/1313398103</text:a></text:span>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標準" presentation:presentation-page-layout-name="AL3T19">
        <draw:frame presentation:style-name="pr3" draw:layer="layout" svg:width="25.199cm" svg:height="3.506cm" svg:x="1.4cm" svg:y="7.737cm" presentation:class="title" presentation:user-transformed="true">
          <draw:text-box>
            <text:p>EOF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標準" presentation:presentation-page-layout-name="AL1T1">
        <draw:frame presentation:style-name="pr3" draw:layer="layout" svg:width="25.199cm" svg:height="3.506cm" svg:x="1.4cm" svg:y="0.837cm" presentation:class="title">
          <draw:text-box>
            <text:p>プロセス概要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基本的なルールは Linux と一緒<text:line-break/></text:p>
              </text:list-item>
              <text:list-item>
                <text:p>管理情報</text:p>
                <text:list>
                  <text:list-item>
                    <text:p>proc 構造体</text:p>
                    <text:list>
                      <text:list-item>
                        <text:p>メモリ上の特定領域に常に存在</text:p>
                      </text:list-item>
                      <text:list-item>
                        <text:p>プロセス最大数は NPROC (= 50)<text:line-break/></text:p>
                      </text:list-item>
                    </text:list>
                  </text:list-item>
                  <text:list-item>
                    <text:p>user 構造体</text:p>
                    <text:list>
                      <text:list-item>
                        <text:p>PPDA 領域内</text:p>
                      </text:list-item>
                      <text:list-item>
                        <text:p>グローバル変数 u でアクセス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5" draw:layer="layout" svg:width="1.2cm" svg:height="8.4cm" svg:x="18.8cm" svg:y="9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7" draw:layer="layout" svg:width="6cm" svg:height="4.6cm" svg:x="21cm" svg:y="9.4cm">
          <text:p text:style-name="P6"><text:span text:style-name="T6">1 </text:span><text:span text:style-name="T6">プロセスにつき</text:span><text:span text:style-name="T6"><text:line-break/></text:span><text:span text:style-name="T6">それぞれ </text:span><text:span text:style-name="T6">1 </text:span><text:span text:style-name="T6">つずつ</text:span></text:p>
          <text:p text:style-name="P6"><text:span text:style-name="T6">紐付けられる。</text:span></text:p>
          <draw:enhanced-geometry svg:viewBox="0 0 21600 21600" draw:text-areas="800 800 20800 20800" draw:type="round-rectangular-callout" draw:modifiers="-1929.27845359107 18557.8787220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標準" presentation:presentation-page-layout-name="AL3T19">
        <draw:frame presentation:style-name="pr1" draw:layer="layout" svg:width="25.199cm" svg:height="3.506cm" svg:x="1.4cm" svg:y="0.837cm" presentation:class="title">
          <draw:text-box>
            <text:p>つまりこう？</text:p>
          </draw:text-box>
        </draw:frame>
        <draw:custom-shape draw:style-name="gr4" draw:text-style-name="P6" draw:layer="layout" svg:width="23.4cm" svg:height="14.5cm" svg:x="2.3cm" svg:y="5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1.8cm" svg:height="1.8cm" svg:x="3cm" svg:y="7.5cm">
          <text:p text:style-name="P6">U<text:span text:style-name="T7">I</text:span>S<text:span text:style-name="T8">D</text:span> (0177600) : P<text:span text:style-name="T8">D</text:span>R[0] – [7] <text:span text:style-name="T7">for Tex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1.8cm" svg:height="1.8cm" svg:x="3cm" svg:y="10.9cm">
          <text:p text:style-name="P6">(U<text:span text:style-name="T9">D</text:span>S<text:span text:style-name="T8">D</text:span>) (0177620) : P<text:span text:style-name="T8">D</text:span>R[0] – [7] <text:span text:style-name="T9">for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1.8cm" svg:height="1.8cm" svg:x="3cm" svg:y="14.3cm">
          <text:p text:style-name="P6">U<text:span text:style-name="T7">I</text:span>S<text:span text:style-name="T10">A</text:span> (0177640) : P<text:span text:style-name="T10">A</text:span>R[0] – [7] <text:span text:style-name="T7">for Tex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1.8cm" svg:height="1.8cm" svg:x="3cm" svg:y="17.7cm">
          <text:p text:style-name="P6">U<text:span text:style-name="T9">D</text:span>S<text:span text:style-name="T10">A</text:span> (0177660) : P<text:span text:style-name="T10">A</text:span>R[0] – [7] <text:span text:style-name="T9">for Data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2cm" svg:height="0.934cm" svg:x="2.6cm" svg:y="6.066cm">
          <draw:text-box>
            <text:p text:style-name="P6">APR</text:p>
          </draw:text-box>
        </draw:frame>
        <draw:frame draw:style-name="gr8" draw:layer="layout" svg:width="0.502cm" svg:height="1.161cm" svg:x="26.6cm" svg:y="15.8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TakaoPGothic" style:font-family-generic="roman" style:font-pitch="variable" fo:font-size="18pt" style:letter-kerning="true" style:font-family-asian="TakaoPGothic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ei </meta:initial-creator>
    <meta:creation-date>2013-08-31T21:11:05</meta:creation-date>
    <meta:generator>LibreOffice/3.5$Linux_X86_64 LibreOffice_project/350m1$Build-2</meta:generator>
    <dc:date>2013-11-09T14:36:22</dc:date>
    <dc:creator>kei </dc:creator>
    <meta:editing-duration>PT19H44M48S</meta:editing-duration>
    <meta:editing-cycles>262</meta:editing-cycles>
    <meta:document-statistic meta:object-count="172"/>
  </office:meta>
</office:document-meta>
</file>